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5.691cm" table:align="left"/>
    </style:style>
    <style:style style:name="Tabela1.A" style:family="table-column">
      <style:table-column-properties style:column-width="4.249cm"/>
    </style:style>
    <style:style style:name="Tabela1.B" style:family="table-column">
      <style:table-column-properties style:column-width="8.742cm"/>
    </style:style>
    <style:style style:name="Tabela1.C" style:family="table-column">
      <style:table-column-properties style:column-width="8.705cm"/>
    </style:style>
    <style:style style:name="Tabela1.D" style:family="table-column">
      <style:table-column-properties style:column-width="3.995cm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25.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70eb" officeooo:paragraph-rsid="000c70e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70eb" officeooo:paragraph-rsid="000c70e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0f091f" officeooo:paragraph-rsid="000f091f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0f091f" officeooo:paragraph-rsid="000f091f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officeooo:rsid="000c70eb" officeooo:paragraph-rsid="000c70eb"/>
    </style:style>
    <style:style style:name="P6" style:family="paragraph" style:parent-style-name="Table_20_Contents" style:list-style-name="L1">
      <style:text-properties officeooo:rsid="000c70eb" officeooo:paragraph-rsid="000c70eb"/>
    </style:style>
    <style:style style:name="P7" style:family="paragraph" style:parent-style-name="Table_20_Contents" style:list-style-name="L2">
      <style:text-properties officeooo:rsid="000c70eb" officeooo:paragraph-rsid="000c70eb"/>
    </style:style>
    <style:style style:name="P8" style:family="paragraph" style:parent-style-name="Table_20_Contents" style:list-style-name="L3">
      <style:text-properties officeooo:rsid="000c70eb" officeooo:paragraph-rsid="000c70eb"/>
    </style:style>
    <style:style style:name="P9" style:family="paragraph" style:parent-style-name="Table_20_Contents" style:list-style-name="L3">
      <style:text-properties officeooo:rsid="000c70eb" officeooo:paragraph-rsid="000f091f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bold" officeooo:rsid="000c70eb" officeooo:paragraph-rsid="000c70eb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c70eb" officeooo:paragraph-rsid="000c70eb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0f091f" officeooo:paragraph-rsid="000f091f" style:font-weight-asian="bold" style:font-weight-complex="bold"/>
    </style:style>
    <style:style style:name="P13" style:family="paragraph" style:parent-style-name="Table_20_Contents" style:list-style-name="L1">
      <style:text-properties officeooo:rsid="000d1db5" officeooo:paragraph-rsid="000d1db5"/>
    </style:style>
    <style:style style:name="P14" style:family="paragraph" style:parent-style-name="Table_20_Contents" style:list-style-name="L2">
      <style:text-properties officeooo:rsid="000d1db5" officeooo:paragraph-rsid="000d1db5"/>
    </style:style>
    <style:style style:name="P15" style:family="paragraph" style:parent-style-name="Table_20_Contents" style:list-style-name="L3">
      <style:text-properties officeooo:rsid="000d1db5" officeooo:paragraph-rsid="000d1db5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rsid="000f091f" officeooo:paragraph-rsid="000f091f"/>
    </style:style>
    <style:style style:name="P18" style:family="paragraph" style:parent-style-name="Table_20_Contents">
      <style:paragraph-properties fo:text-align="start" style:justify-single-word="false"/>
      <style:text-properties officeooo:rsid="000f091f" officeooo:paragraph-rsid="0010e55b"/>
    </style:style>
    <style:style style:name="P19" style:family="paragraph" style:parent-style-name="Table_20_Contents">
      <style:paragraph-properties fo:text-align="start" style:justify-single-word="false"/>
      <style:text-properties officeooo:rsid="0010e55b" officeooo:paragraph-rsid="0010e5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d1db5"/>
    </style:style>
    <style:style style:name="T3" style:family="text">
      <style:text-properties officeooo:rsid="000f091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e55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0e55b" style:font-weight-asian="normal" style:font-weight-complex="normal"/>
    </style:style>
    <style:style style:name="T8" style:family="text">
      <style:text-properties officeooo:rsid="0010e5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– UFFS</text:p>
      <text:p text:style-name="P1">Componente Curricular: Planejamento e gestão de projetos.</text:p>
      <text:p text:style-name="P1">Professora: Raquel Aparecida Pegoraro.</text:p>
      <text:p text:style-name="P1">Alunos: Alesom, João Pedro, Kétly, Matheus e Vladimir.</text:p>
      <text:p text:style-name="P1"/>
      <text:p text:style-name="P1"/>
      <text:p text:style-name="P2">DEFINIÇÃO DE <text:span text:style-name="T1">STAKEHOLDERS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0">Stakeholder</text:p>
          </table:table-cell>
          <table:table-cell table:style-name="Tabela1.A1" office:value-type="string">
            <text:p text:style-name="P11">Principais requisitos</text:p>
          </table:table-cell>
          <table:table-cell table:style-name="Tabela1.A1" office:value-type="string">
            <text:p text:style-name="P11">Principais expectativas</text:p>
          </table:table-cell>
          <table:table-cell table:style-name="Tabela1.D1" office:value-type="string">
            <text:p text:style-name="P11">Nível de influência</text:p>
          </table:table-cell>
        </table:table-row>
        <table:table-row>
          <table:table-cell table:style-name="Tabela1.A2" office:value-type="string">
            <text:p text:style-name="P5">Aluno</text:p>
          </table:table-cell>
          <table:table-cell table:style-name="Tabela1.B2" office:value-type="string">
            <text:list xml:id="list356471851106760919" text:style-name="L1">
              <text:list-item>
                <text:p text:style-name="P6">Formular perguntas</text:p>
              </text:list-item>
              <text:list-item>
                <text:p text:style-name="P6">Responder perguntas</text:p>
              </text:list-item>
              <text:list-item>
                <text:p text:style-name="P13">Visualizar perguntas e respostas</text:p>
              </text:list-item>
              <text:list-item>
                <text:p text:style-name="P13">Avaliar respostas</text:p>
              </text:list-item>
            </text:list>
          </table:table-cell>
          <table:table-cell table:style-name="Tabela1.C3" office:value-type="string">
            <text:list xml:id="list114910236331407" text:continue-numbering="true" text:style-name="L1">
              <text:list-item>
                <text:p text:style-name="P13">Facilitar compartilhamento de conhecimento entre alunos e professores</text:p>
              </text:list-item>
            </text:list>
          </table:table-cell>
          <table:table-cell table:style-name="Tabela1.D2" office:value-type="string">
            <text:p text:style-name="P5">Baixo</text:p>
          </table:table-cell>
        </table:table-row>
        <table:table-row>
          <table:table-cell table:style-name="Tabela1.A2" office:value-type="string">
            <text:p text:style-name="P5">Monitor</text:p>
          </table:table-cell>
          <table:table-cell table:style-name="Tabela1.B3" office:value-type="string">
            <text:list xml:id="list4880868703249137976" text:style-name="L2">
              <text:list-item>
                <text:p text:style-name="P7">Formular perguntas</text:p>
              </text:list-item>
              <text:list-item>
                <text:p text:style-name="P7">Responder perguntas</text:p>
              </text:list-item>
              <text:list-item>
                <text:p text:style-name="P14">Visualizar perguntas e respostas</text:p>
              </text:list-item>
              <text:list-item>
                <text:p text:style-name="P7">A<text:span text:style-name="T2">nalisar</text:span> perguntas</text:p>
              </text:list-item>
              <text:list-item>
                <text:p text:style-name="P7">A<text:span text:style-name="T2">nalisar</text:span> respostas</text:p>
              </text:list-item>
              <text:list-item>
                <text:p text:style-name="P14">Avaliar respostas</text:p>
              </text:list-item>
            </text:list>
          </table:table-cell>
          <table:table-cell table:style-name="Tabela1.C3" office:value-type="string">
            <text:list xml:id="list114909645911605" text:continue-numbering="true" text:style-name="L2">
              <text:list-item>
                <text:p text:style-name="P14">Auxiliar na verificação da credibilidade do material postado</text:p>
              </text:list-item>
              <text:list-item>
                <text:p text:style-name="P14">Reduzir o número de alunos que buscam a monitoria presencial para esclarecer dúvidas básicas ou que já foram respondidas no sistema</text:p>
              </text:list-item>
            </text:list>
          </table:table-cell>
          <table:table-cell table:style-name="Tabela1.D2" office:value-type="string">
            <text:p text:style-name="P5">Médio</text:p>
          </table:table-cell>
        </table:table-row>
        <table:table-row>
          <table:table-cell table:style-name="Tabela1.A2" office:value-type="string">
            <text:p text:style-name="P5">Professor</text:p>
          </table:table-cell>
          <table:table-cell table:style-name="Tabela1.B4" office:value-type="string">
            <text:list xml:id="list2785180625925045034" text:style-name="L3">
              <text:list-item>
                <text:p text:style-name="P8">Definir monitores</text:p>
              </text:list-item>
              <text:list-item>
                <text:p text:style-name="P8">Formular perguntas</text:p>
              </text:list-item>
              <text:list-item>
                <text:p text:style-name="P8">Responder perguntas</text:p>
              </text:list-item>
              <text:list-item>
                <text:p text:style-name="P15">Visualizar perguntas e respostas</text:p>
              </text:list-item>
              <text:list-item>
                <text:p text:style-name="P9">A<text:span text:style-name="T2">nalisar</text:span> perguntas</text:p>
              </text:list-item>
              <text:list-item>
                <text:p text:style-name="P9">A<text:span text:style-name="T2">nalisar</text:span> respostas</text:p>
              </text:list-item>
              <text:list-item>
                <text:p text:style-name="P15">Avaliar respostas</text:p>
              </text:list-item>
            </text:list>
          </table:table-cell>
          <table:table-cell table:style-name="Tabela1.C4" office:value-type="string">
            <text:list xml:id="list114911112115403" text:continue-numbering="true" text:style-name="L3">
              <text:list-item>
                <text:p text:style-name="P15">Diminuir os índices de reprovação nos componentes curriculares</text:p>
              </text:list-item>
              <text:list-item>
                <text:p text:style-name="P15">Facilitar o acesso a listas de exercício (e.g. listas de livros que não constam no acervo da biblioteca)</text:p>
              </text:list-item>
            </text:list>
          </table:table-cell>
          <table:table-cell table:style-name="Tabela1.D2" office:value-type="string">
            <text:p text:style-name="P5">Alto</text:p>
          </table:table-cell>
        </table:table-row>
      </table:table>
      <text:p text:style-name="P1"/>
      <text:p text:style-name="P3"/>
      <text:p text:style-name="P3"/>
      <text:p text:style-name="P3"/>
      <text:p text:style-name="P3"/>
      <text:p text:style-name="P3"><text:soft-page-break/>PRODUCT BACKLOG</text:p>
      <text:p text:style-name="P3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7"><text:span text:style-name="T4">Como</text:span> aluno/monitor/professor</text:p>
            <text:p text:style-name="P17"><text:span text:style-name="T4">eu preciso</text:span> realizar peguntas</text:p>
            <text:p text:style-name="P17"><text:span text:style-name="T4">para</text:span> sanar minhas dúvidas.</text:p>
          </table:table-cell>
        </table:table-row>
        <table:table-row>
          <table:table-cell table:style-name="Tabela2.A2" office:value-type="string">
            <text:p text:style-name="P17"><text:span text:style-name="T4">Como</text:span> aluno/monitor/professor</text:p>
            <text:p text:style-name="P17"><text:span text:style-name="T4">eu preciso</text:span> responder perguntas</text:p>
            <text:p text:style-name="P17"><text:span text:style-name="T4">para</text:span> auxiliar meus colegas em suas dúvidas e exercitar meu conhecimento.</text:p>
          </table:table-cell>
        </table:table-row>
        <table:table-row>
          <table:table-cell table:style-name="Tabela2.A2" office:value-type="string">
            <text:p text:style-name="P17"><text:span text:style-name="T4">Como</text:span> aluno/monitor/professor</text:p>
            <text:p text:style-name="P17"><text:span text:style-name="T4">eu preciso</text:span> visualizar perguntas e respostas</text:p>
            <text:p text:style-name="P12">para <text:span text:style-name="T6">poder realizar contribuições.</text:span></text:p>
          </table:table-cell>
        </table:table-row>
        <table:table-row>
          <table:table-cell table:style-name="Tabela2.A2" office:value-type="string">
            <text:p text:style-name="P17"><text:span text:style-name="T4">Como</text:span> aluno/monitor/professor</text:p>
            <text:p text:style-name="P17"><text:span text:style-name="T4">eu preciso</text:span> logar no sistema</text:p>
            <text:p text:style-name="P17"><text:span text:style-name="T4">para</text:span> identificar o perfil do usuário.</text:p>
          </table:table-cell>
        </table:table-row>
        <table:table-row>
          <table:table-cell table:style-name="Tabela2.A2" office:value-type="string">
            <text:p text:style-name="P17"><text:span text:style-name="T4">Como</text:span> aluno/monitor</text:p>
            <text:p text:style-name="P17"><text:span text:style-name="T4">eu preciso </text:span>filtrar conteúdo</text:p>
            <text:p text:style-name="P12">para <text:span text:style-name="T6">acessar somente aos conteúdos que tenho interesse.</text:span></text:p>
          </table:table-cell>
        </table:table-row>
        <table:table-row>
          <table:table-cell table:style-name="Tabela2.A2" office:value-type="string">
            <text:p text:style-name="P17"><text:span text:style-name="T4">Como</text:span> professor</text:p>
            <text:p text:style-name="P17"><text:span text:style-name="T4">eu preciso </text:span>definir matérias de interesse</text:p>
            <text:p text:style-name="P17"><text:span text:style-name="T4">para</text:span> poder contribuir com as perguntas e respostas das matérias de meu conhecimento.</text:p>
          </table:table-cell>
        </table:table-row>
        <table:table-row>
          <table:table-cell table:style-name="Tabela2.A2" office:value-type="string">
            <text:p text:style-name="P17"><text:span text:style-name="T4">Como</text:span> professor</text:p>
            <text:p text:style-name="P17"><text:span text:style-name="T4">eu preciso </text:span>definir alunos como monitores</text:p>
            <text:p text:style-name="P17"><text:span text:style-name="T4">para</text:span> que esses possam auxiliar na avaliação do material.</text:p>
          </table:table-cell>
        </table:table-row>
        <table:table-row>
          <table:table-cell table:style-name="Tabela2.A2" office:value-type="string">
            <text:p text:style-name="P17"><text:span text:style-name="T4">Como</text:span> monitor/professor</text:p>
            <text:p text:style-name="P17"><text:span text:style-name="T4">eu preciso </text:span>analisar perguntas</text:p>
            <text:p text:style-name="P17"><text:span text:style-name="T4">para</text:span> verificar se estão <text:span text:style-name="T8">coerentes e </text:span>de acordo co<text:span text:style-name="T8">m o conteúdo da matéria.</text:span></text:p>
          </table:table-cell>
        </table:table-row>
        <table:table-row>
          <table:table-cell table:style-name="Tabela2.A2" office:value-type="string">
            <text:p text:style-name="P17"><text:span text:style-name="T4">Como</text:span> monitor/professor</text:p>
            <text:p text:style-name="P17"><text:span text:style-name="T4">eu preciso</text:span> analisar respostas</text:p>
            <text:p text:style-name="P12">para <text:span text:style-name="T7">verificar se de fato apresentam uma solução válida para a pergunta a qual se referem.</text:span></text:p>
          </table:table-cell>
        </table:table-row>
        <table:table-row>
          <table:table-cell table:style-name="Tabela2.A2" office:value-type="string">
            <text:p text:style-name="P18"><text:span text:style-name="T5">Como</text:span><text:span text:style-name="T8"> </text:span>aluno/monitor/professor</text:p>
            <text:p text:style-name="P19"><text:soft-page-break/><text:span text:style-name="T4">eu preciso</text:span> avaliar respostas</text:p>
            <text:p text:style-name="P19"><text:span text:style-name="T4">para</text:span> avaliar a qualidade da resposta (se está completa, apresenta referencial teórico...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57:59.342201149</meta:creation-date>
    <dc:date>2016-08-08T11:49:09.349801590</dc:date>
    <meta:editing-duration>PT35M49S</meta:editing-duration>
    <meta:editing-cycles>3</meta:editing-cycles>
    <meta:generator>LibreOffice/4.2.8.2$Linux_X86_64 LibreOffice_project/420m0$Build-2</meta:generator>
    <meta:document-statistic meta:table-count="2" meta:image-count="0" meta:object-count="0" meta:page-count="3" meta:paragraph-count="68" meta:word-count="332" meta:character-count="2306" meta:non-whitespace-character-count="2060"/>
  </office:meta>
</office:document-meta>
</file>